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1.772cm" fo:min-width="1.52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1.771cm" fo:min-width="3.092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top" draw:auto-grow-height="false" fo:min-height="3.243cm" fo:min-width="7.438cm"/>
      <style:paragraph-properties style:writing-mode="lr-tb"/>
    </style:style>
    <style:style style:name="gr5" style:family="graphic" style:parent-style-name="standard">
      <style:graphic-properties draw:fill-color="#dde8cb" draw:textarea-horizontal-align="justify" draw:textarea-vertical-align="top" draw:auto-grow-height="false" fo:min-height="2.607cm" fo:min-width="7.438cm"/>
      <style:paragraph-properties style:writing-mode="lr-tb"/>
    </style:style>
    <style:style style:name="gr6" style:family="graphic" style:parent-style-name="standard">
      <style:graphic-properties draw:fill-color="#f7d1d5" draw:textarea-horizontal-align="justify" draw:textarea-vertical-align="top" draw:auto-grow-height="false" fo:min-height="2.925cm" fo:min-width="7.438cm"/>
      <style:paragraph-properties style:writing-mode="lr-tb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097cm" fo:min-width="0.847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-color="#dde8cb"/>
      <style:paragraph-properties fo:text-align="center"/>
    </style:style>
    <style:style style:name="P7" style:family="paragraph">
      <loext:graphic-properties draw:fill-color="#f7d1d5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57cm" svg:height="2.858cm" svg:x="2.27cm" svg:y="2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3.385cm" svg:height="0.962cm" svg:x="2.06cm" svg:y="6.46cm">
          <draw:text-box>
            <text:p>Developer</text:p>
          </draw:text-box>
        </draw:frame>
        <draw:custom-shape draw:style-name="gr3" draw:text-style-name="P4" xml:id="id2" draw:id="id2" draw:layer="layout" svg:width="5.08cm" svg:height="2.857cm" svg:x="7.985cm" svg:y="2.905cm">
          <text:p text:style-name="P3">Application</text:p>
          <text:p text:style-name="P3">containeriz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7.938cm" svg:height="3.493cm" svg:x="17.51cm" svg:y="1.634cm">
          <text:p text:style-name="P3">Runtime 1 : </text:p>
          <text:p text:style-name="P3">In our private clou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7.938cm" svg:height="2.857cm" svg:x="17.392cm" svg:y="6.215cm">
          <text:p text:style-name="P3">Runtime 2 : </text:p>
          <text:p text:style-name="P3">Amazon clou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938cm" svg:height="3.175cm" svg:x="17.192cm" svg:y="10.207cm">
          <text:p text:style-name="P3">Runtime 3 : </text:p>
          <text:p text:style-name="P3">Google cloud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1.905cm" svg:height="1.905cm" svg:x="17.827cm" svg:y="3.222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1.905cm" svg:height="1.905cm" svg:x="17.392cm" svg:y="7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" draw:id="id5" draw:layer="layout" svg:width="1.905cm" svg:height="1.905cm" svg:x="17.51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5.127cm" svg:y1="4.396cm" svg:x2="7.985cm" svg:y2="4.333cm" draw:start-shape="id1" draw:start-glue-point="10" draw:end-shape="id2" draw:end-glue-point="6" svg:d="M5127 4396l2858-63" svg:viewBox="0 0 2859 64">
          <text:p/>
        </draw:connector>
        <draw:connector draw:style-name="gr9" draw:text-style-name="P8" draw:layer="layout" draw:type="line" svg:x1="13.065cm" svg:y1="4.333cm" svg:x2="17.827cm" svg:y2="4.175cm" draw:start-shape="id2" draw:start-glue-point="10" draw:end-shape="id3" draw:end-glue-point="6" svg:d="M13065 4333l4762-158" svg:viewBox="0 0 4763 159">
          <text:p/>
        </draw:connector>
        <draw:connector draw:style-name="gr10" draw:text-style-name="P8" draw:layer="layout" draw:type="line" svg:x1="13.065cm" svg:y1="4.333cm" svg:x2="17.392cm" svg:y2="8.12cm" draw:start-shape="id2" draw:start-glue-point="10" draw:end-shape="id4" draw:end-glue-point="6" svg:d="M13065 4333l4327 3787" svg:viewBox="0 0 4328 3788">
          <text:p/>
        </draw:connector>
        <draw:connector draw:style-name="gr11" draw:text-style-name="P8" draw:layer="layout" draw:type="line" svg:x1="13.065cm" svg:y1="4.333cm" svg:x2="17.51cm" svg:y2="12.43cm" draw:start-shape="id2" draw:end-shape="id5" draw:end-glue-point="6" svg:d="M13065 4333l4445 8097" svg:viewBox="0 0 4446 8098">
          <text:p/>
        </draw:connector>
        <draw:frame draw:style-name="gr2" draw:text-style-name="P2" draw:layer="layout" svg:width="2.018cm" svg:height="1.673cm" svg:x="5.658cm" svg:y="3.54cm">
          <draw:text-box>
            <text:p>Write</text:p>
            <text:p>Once</text:p>
          </draw:text-box>
        </draw:frame>
        <draw:frame draw:style-name="gr2" draw:text-style-name="P2" draw:layer="layout" svg:width="3.317cm" svg:height="1.673cm" svg:x="14.017cm" svg:y="5.445cm">
          <draw:text-box>
            <text:p>Deploy</text:p>
            <text:p>Anywhe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17:26:23.335671801</meta:creation-date>
    <dc:date>2021-09-12T17:31:20.884042328</dc:date>
    <meta:editing-duration>PT4M57S</meta:editing-duration>
    <meta:editing-cycles>2</meta:editing-cycles>
    <meta:generator>LibreOffice/7.1.5.2$Linux_X86_64 LibreOffice_project/10$Build-2</meta:generator>
    <meta:document-statistic meta:object-count="15"/>
  </office:meta>
</office:document-meta>
</file>